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280099" style:font-name="Ubuntu" fo:font-size="96pt" fo:font-weight="bold" style:font-size-asian="96pt" style:font-weight-asian="bold" style:font-size-complex="96pt" style:font-weight-complex="bold"/>
    </style:style>
    <style:style style:name="P2" style:family="paragraph" style:parent-style-name="Standard">
      <style:text-properties fo:color="#280099" style:font-name="Ubuntu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36pt" style:font-size-asian="31.5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MS 2012</text:p>
      <text:p text:style-name="P1"/>
      <text:p text:style-name="P1"><text:s/><text:span text:style-name="T1"><text:s/></text:span>LMS </text:p>
      <text:p text:style-name="P1"><text:s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KNight </meta:initial-creator>
    <meta:creation-date>2012-04-07T01:26:05</meta:creation-date>
    <dc:date>2012-04-07T17:53:49</dc:date>
    <dc:creator>SandyKNight </dc:creator>
    <meta:editing-duration>PT1H25M19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3" meta:word-count="4" meta:character-count="19"/>
  </office:meta>
</office:document-meta>
</file>